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5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49cm" svg:height="1.115cm" svg:x="3.857cm" svg:y="1.952cm">
          <draw:text-box>
            <text:p>S</text:p>
          </draw:text-box>
        </draw:frame>
        <draw:frame draw:style-name="gr1" draw:text-style-name="P1" draw:layer="layout" svg:width="2.187cm" svg:height="1.115cm" svg:x="3.222cm" svg:y="4.492cm">
          <draw:text-box>
            <text:p>a<text:tab/>B</text:p>
          </draw:text-box>
        </draw:frame>
        <draw:frame draw:style-name="gr2" draw:text-style-name="P1" draw:layer="layout" svg:width="2.858cm" svg:height="2.843cm" svg:x="4.174cm" svg:y="6.714cm">
          <draw:text-box>
            <text:p>b<text:tab/>S</text:p>
          </draw:text-box>
        </draw:frame>
        <draw:frame draw:style-name="gr3" draw:text-style-name="P1" draw:layer="layout" svg:width="2.178cm" svg:height="1.115cm" svg:x="5.172cm" svg:y="8.937cm">
          <draw:text-box>
            <text:p>b<text:tab/>A</text:p>
          </draw:text-box>
        </draw:frame>
        <draw:frame draw:style-name="gr1" draw:text-style-name="P1" draw:layer="layout" svg:width="3.448cm" svg:height="1.115cm" svg:x="6.08cm" svg:y="11.315cm">
          <draw:text-box>
            <text:p>b<text:tab/>A<text:tab/>A</text:p>
          </draw:text-box>
        </draw:frame>
        <draw:frame draw:style-name="gr2" draw:text-style-name="P1" draw:layer="layout" svg:width="2.857cm" svg:height="2.843cm" svg:x="7.35cm" svg:y="13.382cm">
          <draw:text-box>
            <text:p>a<text:tab/>a</text:p>
          </draw:text-box>
        </draw:frame>
        <draw:path draw:style-name="gr4" draw:text-style-name="P2" draw:layer="layout" svg:width="1.917cm" svg:height="0.73cm" draw:transform="rotate (-2.29650422977414) translate (4.69803954339854cm 3.47913254321437cm)" svg:viewBox="0 0 1918 731" svg:d="M0 722c371 58 670-194 1005-291 252-73 488-198 707-343l206-88">
          <text:p/>
        </draw:path>
        <draw:path draw:style-name="gr4" draw:text-style-name="P2" draw:layer="layout" svg:width="1.302cm" svg:height="0.984cm" draw:transform="rotate (-0.421322481431431) translate (4.28029708323319cm 3.20341171441879cm)" svg:viewBox="0 0 1303 985" svg:d="M0 11c324-72 453 241 649 408 213 182 390 419 654 535l-13 31">
          <text:p/>
        </draw:path>
        <draw:path draw:style-name="gr4" draw:text-style-name="P2" draw:layer="layout" svg:width="1.425cm" svg:height="0.363cm" draw:transform="rotate (-2.22983265234796) translate (5.45634385711767cm 5.67646736578275cm)" svg:viewBox="0 0 1426 364" svg:d="M0 358c291-6 606 55 872-108l249-103 230-89 75-58">
          <text:p/>
        </draw:path>
        <draw:path draw:style-name="gr4" draw:text-style-name="P2" draw:layer="layout" svg:width="1.031cm" svg:height="0.47cm" draw:transform="rotate (-1.44967047670649) translate (5.75727971696844cm 5.68436535628102cm)" svg:viewBox="0 0 1032 471" svg:d="M0 469c293 23 578-127 778-334l254-135">
          <text:p/>
        </draw:path>
        <draw:path draw:style-name="gr4" draw:text-style-name="P2" draw:layer="layout" svg:width="1.37cm" svg:height="0.035cm" draw:transform="rotate (-1.78791528574299) translate (5.91741954007484cm 7.89781341776972cm)" svg:viewBox="0 0 1371 36" svg:d="M0 36c257 1 517-44 774-1l236-28 241-5 120-2">
          <text:p/>
        </draw:path>
        <draw:path draw:style-name="gr4" draw:text-style-name="P2" draw:layer="layout" svg:width="1.44cm" svg:height="0.717cm" draw:transform="rotate (-1.5707963267949) translate (6.992cm 7.772cm)" svg:viewBox="0 0 1441 718" svg:d="M0 708c308 67 504-221 780-283l260-166 236-189 165-70">
          <text:p/>
        </draw:path>
        <draw:path draw:style-name="gr4" draw:text-style-name="P2" draw:layer="layout" svg:width="1.447cm" svg:height="0.101cm" draw:transform="rotate (-1.78791528574299) translate (6.83671248841768cm 10.0891425385375cm)" svg:viewBox="0 0 1448 102" svg:d="M0 10c261-19 527-15 784 45l247 17 245 19 172 11">
          <text:p/>
        </draw:path>
        <draw:path draw:style-name="gr4" draw:text-style-name="P2" draw:layer="layout" svg:width="1.597cm" svg:height="0.09cm" draw:transform="rotate (-1.21143303380926) translate (7.31951492282328cm 9.92965248303991cm)" svg:viewBox="0 0 1598 91" svg:d="M0 46c297 20 593-22 891-19l262-27 246 17 199 74">
          <text:p/>
        </draw:path>
        <draw:path draw:style-name="gr4" draw:text-style-name="P2" draw:layer="layout" svg:width="2.322cm" svg:height="0.42cm" draw:transform="rotate (-0.664272313309042) translate (7.43028214285532cm 9.76431346134867cm)" svg:viewBox="0 0 2323 421" svg:d="M0 20c356-94 634 176 987 188 317 11 632 70 951 65l238 113 147 35">
          <text:p/>
        </draw:path>
        <draw:path draw:style-name="gr4" draw:text-style-name="P2" draw:layer="layout" svg:width="0.92cm" svg:height="-0.001cm" draw:transform="rotate (-1.5707963267949) translate (7.843cm 12.521cm)" svg:viewBox="0 0 921 0" svg:d="M0 0c252 0 503 1 756 0h165">
          <text:p/>
        </draw:path>
        <draw:path draw:style-name="gr4" draw:text-style-name="P2" draw:layer="layout" svg:width="1.01cm" svg:height="0.105cm" draw:transform="rotate (-1.44443448895051) translate (9.0967541102181cm 12.449777160093cm)" svg:viewBox="0 0 1011 106" svg:d="M0 2c261-13 517 51 776 74l235 30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13T15:27:20.326287986</meta:creation-date>
    <dc:date>2022-11-13T15:36:03.548888272</dc:date>
    <meta:editing-duration>PT8M43S</meta:editing-duration>
    <meta:editing-cycles>1</meta:editing-cycles>
    <meta:document-statistic meta:object-count="17"/>
    <meta:generator>LibreOffice/7.3.7.2$Linux_X86_64 LibreOffice_project/30$Build-2</meta:generator>
  </office:meta>
</office:document-meta>
</file>